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09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554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565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0.584cm"/>
    </style:style>
    <style:style style:name="co13" style:family="table-column">
      <style:table-column-properties fo:break-before="auto" style:column-width="0.766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1.515cm"/>
    </style:style>
    <style:style style:name="co16" style:family="table-column">
      <style:table-column-properties fo:break-before="auto" style:column-width="1.79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office:value-type="string">
            <text:p>r1</text:p>
          </table:table-cell>
          <table:table-cell office:value-type="float" office:value="988.07">
            <text:p>988,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office:value-type="string">
            <text:p>r2</text:p>
          </table:table-cell>
          <table:table-cell office:value-type="float" office:value="1016.54">
            <text:p>1016,5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990.21">
            <text:p>990,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1003.89">
            <text:p>1003,8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989.96">
            <text:p>989,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1009.31">
            <text:p>1009,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1015.63">
            <text:p>1015,6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1024.9">
            <text:p>1024,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1014.32">
            <text:p>1014,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1007.41">
            <text:p>1007,4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" office:value-type="string" table:number-columns-spanned="2" table:number-rows-spanned="1">
            <text:p>prom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AVERAGE([.F2:.F11])" office:value-type="float" office:value="1006.024">
            <text:p>1006,02</text:p>
          </table:table-cell>
          <table:table-cell table:formula="of:=AVERAGE([.G2:.G11])" office:value-type="float" office:value="10">
            <text:p>1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5" office:value-type="string" table:number-columns-spanned="2" table:number-rows-spanned="1">
            <text:p>desvio std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STDEVP([.F2:.F11])" office:value-type="float" office:value="12.1480123477053">
            <text:p>12,15</text:p>
          </table:table-cell>
          <table:table-cell table:formula="of:=STDEV([.G2:.G11])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6" table:formula="of:=[.F15]/[.F13]" office:value-type="percentage" office:value="0.012075270915709">
            <text:p>1,208%</text:p>
          </table:table-cell>
          <table:table-cell table:style-name="ce6" table:formula="of:=[.G15]/[.G13]" office:value-type="percentage" office:value="0">
            <text:p>0,000%</text:p>
          </table:table-cell>
        </table:table-row>
      </table:table>
      <table:table table:name="rc105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office:value-type="string">
            <text:p>r1</text:p>
          </table:table-cell>
          <table:table-cell office:value-type="float" office:value="1553.35">
            <text:p>1553,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office:value-type="string">
            <text:p>r2</text:p>
          </table:table-cell>
          <table:table-cell office:value-type="float" office:value="1551.62">
            <text:p>1551,6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1551.99">
            <text:p>1551,9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1550.19">
            <text:p>1550,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1588.08">
            <text:p>1588,0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" office:value-type="string" table:number-columns-spanned="2" table:number-rows-spanned="1">
            <text:p>promedio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AVERAGE([.F2:.F11])" office:value-type="float" office:value="1555.263">
            <text:p>1555,26</text:p>
          </table:table-cell>
          <table:table-cell table:formula="of:=AVERAGE([.G2:.G11])" office:value-type="float" office:value="14">
            <text:p>14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5" office:value-type="string" table:number-columns-spanned="2" table:number-rows-spanned="1">
            <text:p>desvio std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STDEVP([.F2:.F11])" office:value-type="float" office:value="14.0324880545112">
            <text:p>14,03</text:p>
          </table:table-cell>
          <table:table-cell table:formula="of:=STDEV([.G2:.G11])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6" table:formula="of:=[.F15]/[.F13]" office:value-type="percentage" office:value="0.00902258206779896">
            <text:p>0,902%</text:p>
          </table:table-cell>
          <table:table-cell table:style-name="ce6" table:formula="of:=[.G15]/[.G13]" office:value-type="percentage" office:value="0">
            <text:p>0,000%</text:p>
          </table:table-cell>
        </table:table-row>
      </table:table>
      <table:table table:name="r1_2_2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office:value-type="string">
            <text:p>r1</text:p>
          </table:table-cell>
          <table:table-cell office:value-type="float" office:value="4549.99">
            <text:p>4549,9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office:value-type="string">
            <text:p>r2</text:p>
          </table:table-cell>
          <table:table-cell office:value-type="float" office:value="4412.62">
            <text:p>4412,6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4407.35">
            <text:p>4407,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4457.53">
            <text:p>4457,5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4581.39">
            <text:p>4581,3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4454.62">
            <text:p>4454,6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4480.6">
            <text:p>4480,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4357.27">
            <text:p>4357,2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4559.45">
            <text:p>4559,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4425.82">
            <text:p>4425,8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" office:value-type="string" table:number-columns-spanned="2" table:number-rows-spanned="1">
            <text:p>promedio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AVERAGE([.F2:.F11])" office:value-type="float" office:value="4468.664">
            <text:p>4468,66</text:p>
          </table:table-cell>
          <table:table-cell table:formula="of:=AVERAGE([.G2:.G11])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5" office:value-type="string" table:number-columns-spanned="2" table:number-rows-spanned="1">
            <text:p>desvio std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STDEVP([.F2:.F11])" office:value-type="float" office:value="70.1223240059825">
            <text:p>70,12</text:p>
          </table:table-cell>
          <table:table-cell table:formula="of:=STDEV([.G2:.G11])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6" table:formula="of:=[.F15]/[.F13]" office:value-type="percentage" office:value="0.0156920108573799">
            <text:p>1,569%</text:p>
          </table:table-cell>
          <table:table-cell table:style-name="ce6" table:formula="of:=[.G15]/[.G13]" office:value-type="percentage" office:value="0">
            <text:p>0,000%</text:p>
          </table:table-cell>
        </table:table-row>
      </table:table>
      <table:table table:name="r1_4_1" table:style-name="ta1" table:print="false"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4"/>
        <table:table-column table:style-name="co3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office:value-type="string">
            <text:p>r1</text:p>
          </table:table-cell>
          <table:table-cell office:value-type="float" office:value="10927.72">
            <text:p>10927,7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office:value-type="string">
            <text:p>r2</text:p>
          </table:table-cell>
          <table:table-cell office:value-type="float" office:value="10996.65">
            <text:p>10996,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11027.21">
            <text:p>11027,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11094.33">
            <text:p>11094,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10880.29">
            <text:p>10880,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10932.86">
            <text:p>10932,8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10865.58">
            <text:p>10865,5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10982.64">
            <text:p>10982,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11003.52">
            <text:p>11003,5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10949.72">
            <text:p>10949,7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" office:value-type="string" table:number-columns-spanned="2" table:number-rows-spanned="1">
            <text:p>promedio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AVERAGE([.F2:.F11])" office:value-type="float" office:value="10966.052">
            <text:p>10966,05</text:p>
          </table:table-cell>
          <table:table-cell table:formula="of:=AVERAGE([.G2:.G11])" office:value-type="float" office:value="40">
            <text:p>4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5" office:value-type="string" table:number-columns-spanned="2" table:number-rows-spanned="1">
            <text:p>desvio std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STDEVP([.F2:.F11])" office:value-type="float" office:value="65.6493148174448">
            <text:p>65,65</text:p>
          </table:table-cell>
          <table:table-cell table:formula="of:=STDEV([.G2:.G11])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6" table:formula="of:=[.F15]/[.F13]" office:value-type="percentage" office:value="0.00598659525027282">
            <text:p>0,599%</text:p>
          </table:table-cell>
          <table:table-cell table:style-name="ce6" table:formula="of:=[.G15]/[.G13]" office:value-type="percentage" office:value="0">
            <text:p>0,000%</text:p>
          </table:table-cell>
        </table:table-row>
      </table:table>
      <table:table table:name="r1_6_1" table:style-name="ta1" table:print="false"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4"/>
        <table:table-column table:style-name="co16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office:value-type="string">
            <text:p>r1</text:p>
          </table:table-cell>
          <table:table-cell office:value-type="float" office:value="23446.1">
            <text:p>23446,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office:value-type="string">
            <text:p>r2</text:p>
          </table:table-cell>
          <table:table-cell office:value-type="float" office:value="23035.17">
            <text:p>23035,1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23325.6">
            <text:p>23325,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23067.6">
            <text:p>23067,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23233.87">
            <text:p>23233,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22852.32">
            <text:p>22852,3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23336.05">
            <text:p>23336,0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23205.11">
            <text:p>23205,1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22979.4">
            <text:p>22979,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23007.31">
            <text:p>23007,3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" office:value-type="string" table:number-columns-spanned="2" table:number-rows-spanned="1">
            <text:p>promedio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AVERAGE([.F2:.F11])" office:value-type="float" office:value="23148.853">
            <text:p>23148,85</text:p>
          </table:table-cell>
          <table:table-cell table:formula="of:=AVERAGE([.G2:.G11])" office:value-type="float" office:value="59.8">
            <text:p>59,8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5" office:value-type="string" table:number-columns-spanned="2" table:number-rows-spanned="1">
            <text:p>desvio std</text:p>
          </table:table-cell>
          <table:covered-table-cell/>
        </table:table-row>
        <table:table-row table:style-name="ro1">
          <table:table-cell table:number-columns-repeated="4"/>
          <table:table-cell table:style-name="Default"/>
          <table:table-cell table:formula="of:=STDEVP([.F2:.F11])" office:value-type="float" office:value="179.230904927135">
            <text:p>179,23</text:p>
          </table:table-cell>
          <table:table-cell table:formula="of:=STDEV([.G2:.G11])" office:value-type="float" office:value="0.788810637746615">
            <text:p>0,79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6" table:formula="of:=[.F15]/[.F13]" office:value-type="percentage" office:value="0.00774253933562649">
            <text:p>0,774%</text:p>
          </table:table-cell>
          <table:table-cell table:style-name="ce6" table:formula="of:=[.G15]/[.G13]" office:value-type="percentage" office:value="0.0131908133402444">
            <text:p>1,319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6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0">20/12/2009</text:date>, <text:time>13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09-12-20T13:58:54</dc:date>
    <dc:creator>Andrés Quijano</dc:creator>
    <meta:editing-duration>PT01H57M45S</meta:editing-duration>
    <meta:editing-cycles>42</meta:editing-cycles>
    <meta:generator>OpenOffice.org/3.1$Linux OpenOffice.org_project/310m19$Build-9420</meta:generator>
    <meta:document-statistic meta:table-count="5" meta:cell-count="245" meta:object-count="0"/>
  </office:meta>
</office:document-meta>
</file>